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loext:opacity="100%" style:font-name="Chandas" fo:font-size="11pt" officeooo:paragraph-rsid="0006e04c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loext:opacity="100%" style:font-name="Chandas" fo:font-size="11pt" officeooo:rsid="0006e04c" officeooo:paragraph-rsid="0006e04c" style:font-size-asian="11pt" style:font-size-complex="11pt"/>
    </style:style>
    <style:style style:name="P3" style:family="paragraph" style:parent-style-name="Standard">
      <style:text-properties officeooo:paragraph-rsid="0006e04c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loext:padding="0.049cm" loext:border="0.06pt solid #d9d9e3"/>
    </style:style>
    <style:style style:name="T3" style:family="text">
      <style:text-properties officeooo:rsid="0006e04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/></text:p>
      <text:p text:style-name="P1"><text:span text:style-name="T1"/></text:p>
      <text:p text:style-name="P1"><text:span text:style-name="T1"/></text:p>
      <text:p text:style-name="P3"><text:s/>Johnny Hallyday </text:p>
      <text:p text:style-name="P3"/>
      <text:p text:style-name="P3">Que Je T'aime </text:p>
      <text:p text:style-name="P3">Allumer le Feu</text:p>
      <text:p text:style-name="P3">Retiens la Nuit</text:p>
      <text:p text:style-name="P3">La Musique que j'aime </text:p>
      <text:p text:style-name="Standard"/>
      <text:p text:style-name="Standard"/>
      <text:p text:style-name="Standard"/>
      <text:p text:style-name="P3">| | Eminem </text:p>
      <text:p text:style-name="P3"/>
      <text:p text:style-name="P3">Lose Yourself</text:p>
      <text:p text:style-name="P3">Stan</text:p>
      <text:p text:style-name="P3">The Real Slim Shady </text:p>
      <text:p text:style-name="P3">Without Me</text:p>
      <text:p text:style-name="Standard"/>
      <text:p text:style-name="Standard"/>
      <text:p text:style-name="Standard"/>
      <text:p text:style-name="P3">Bob Marley </text:p>
      <text:p text:style-name="P3"/>
      <text:p text:style-name="P3">No Woman, No Cry</text:p>
      <text:p text:style-name="P3">Redemption Song</text:p>
      <text:p text:style-name="P3">Three Little Birds</text:p>
      <text:p text:style-name="P3">One Love</text:p>
      <text:p text:style-name="Standard"/>
      <text:p text:style-name="Standard"/>
      <text:p text:style-name="Standard"/>
      <text:p text:style-name="Standard"/>
      <text:p text:style-name="P3">Metallica </text:p>
      <text:p text:style-name="P3"/>
      <text:p text:style-name="P3">Enter Sandman</text:p>
      <text:p text:style-name="P3">Nothing Else Matters</text:p>
      <text:p text:style-name="P3">Master of Puppets</text:p>
      <text:p text:style-name="P3">On<text:span text:style-name="T3">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5:27:59.704514507</meta:creation-date>
    <dc:date>2023-12-20T16:20:21.336993149</dc:date>
    <meta:editing-duration>PT42M1S</meta:editing-duration>
    <meta:editing-cycles>1</meta:editing-cycles>
    <meta:document-statistic meta:table-count="0" meta:image-count="0" meta:object-count="0" meta:page-count="1" meta:paragraph-count="20" meta:word-count="50" meta:character-count="271" meta:non-whitespace-character-count="233"/>
    <meta:generator>LibreOffice/7.3.7.2$Linux_X86_64 LibreOffice_project/30$Build-2</meta:generator>
  </office:meta>
</office:document-meta>
</file>